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default-cell-style-name="Default"/>
        <table:table-column table:style-name="co6" table:number-columns-repeated="3" table:default-cell-style-name="ce25"/>
        <table:table-column table:style-name="co6" table:number-columns-repeated="6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15];&quot;High&quot;;[.D5:.D415])" office:value-type="float" office:value="258">
            <text:p>258</text:p>
          </table:table-cell>
          <table:table-cell table:style-name="Default" table:formula="of:=SUMPRODUCT(([.C5:.C415]=&quot;High&quot;)*([.E5:.E415]=&quot;x&quot;)*[.D5:.D415])" office:value-type="float" office:value="44">
            <text:p>44</text:p>
          </table:table-cell>
          <table:table-cell table:formula="of:=SUMPRODUCT(([.C5:.C415]=&quot;High&quot;)*([.F5:.F415]=&quot;x&quot;)*[.D5:.D415])" office:value-type="float" office:value="50">
            <text:p>50</text:p>
          </table:table-cell>
          <table:table-cell table:style-name="Default" table:formula="of:=SUMPRODUCT(([.C5:.C415]=&quot;High&quot;)*([.G5:.G415]=&quot;x&quot;)*[.D5:.D415])" office:value-type="float" office:value="63">
            <text:p>63</text:p>
          </table:table-cell>
          <table:table-cell table:style-name="Default" table:formula="of:=SUMPRODUCT(([.C5:.C415]=&quot;High&quot;)*([.H5:.H415]=&quot;x&quot;)*[.D5:.D415])" office:value-type="float" office:value="54">
            <text:p>54</text:p>
          </table:table-cell>
          <table:table-cell table:style-name="Default" table:formula="of:=SUMPRODUCT(([.C5:.C415]=&quot;High&quot;)*([.I5:.I415]=&quot;x&quot;)*[.D5:.D415])" office:value-type="float" office:value="47">
            <text:p>47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15];&quot;Medium&quot;;[.D5:.D415])" office:value-type="float" office:value="119">
            <text:p>119</text:p>
          </table:table-cell>
          <table:table-cell table:style-name="Default" table:formula="of:=SUMPRODUCT(([.C5:.C415]=&quot;Medium&quot;)*([.E5:.E415]=&quot;x&quot;)*[.D5:.D415])" office:value-type="float" office:value="31">
            <text:p>31</text:p>
          </table:table-cell>
          <table:table-cell table:formula="of:=SUMPRODUCT(([.C5:.C415]=&quot;Medium&quot;)*([.F5:.F415]=&quot;x&quot;)*[.D5:.D415])" office:value-type="float" office:value="29">
            <text:p>29</text:p>
          </table:table-cell>
          <table:table-cell table:style-name="Default" table:formula="of:=SUMPRODUCT(([.C5:.C415]=&quot;Medium&quot;)*([.G5:.G415]=&quot;x&quot;)*[.D5:.D415])" office:value-type="float" office:value="12">
            <text:p>12</text:p>
          </table:table-cell>
          <table:table-cell table:style-name="Default" table:formula="of:=SUMPRODUCT(([.C5:.C415]=&quot;Medium&quot;)*([.H5:.H415]=&quot;x&quot;)*[.D5:.D415])" office:value-type="float" office:value="18">
            <text:p>18</text:p>
          </table:table-cell>
          <table:table-cell table:style-name="Default" table:formula="of:=SUMPRODUCT(([.C5:.C415]=&quot;Medium&quot;)*([.I5:.I415]=&quot;x&quot;)*[.D5:.D415])" office:value-type="float" office:value="29">
            <text:p>29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15];&quot;Low&quot;;[.D5:.D415])" office:value-type="float" office:value="9">
            <text:p>9</text:p>
          </table:table-cell>
          <table:table-cell table:style-name="Default" table:formula="of:=SUMPRODUCT(([.C5:.C415]=&quot;Low&quot;)*([.E5:.E415]=&quot;x&quot;)*[.D5:.D415])" office:value-type="float" office:value="1">
            <text:p>1</text:p>
          </table:table-cell>
          <table:table-cell table:formula="of:=SUMPRODUCT(([.C5:.C415]=&quot;Low&quot;)*([.F5:.F415]=&quot;x&quot;)*[.D5:.D415])" office:value-type="float" office:value="2">
            <text:p>2</text:p>
          </table:table-cell>
          <table:table-cell table:style-name="Default" table:formula="of:=SUMPRODUCT(([.C5:.C415]=&quot;Low&quot;)*([.G5:.G415]=&quot;x&quot;)*[.D5:.D415])" office:value-type="float" office:value="0">
            <text:p>0</text:p>
          </table:table-cell>
          <table:table-cell table:style-name="Default" table:formula="of:=SUMPRODUCT(([.C5:.C415]=&quot;Low&quot;)*([.H5:.H415]=&quot;x&quot;)*[.D5:.D415])" office:value-type="float" office:value="4">
            <text:p>4</text:p>
          </table:table-cell>
          <table:table-cell table:style-name="Default" table:formula="of:=SUMPRODUCT(([.C5:.C415]=&quot;Low&quot;)*([.I5:.I415]=&quot;x&quot;)*[.D5:.D415])" office:value-type="float" office:value="2">
            <text:p>2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</table:table-row>
        <table:table-row table:style-name="ro1">
          <table:table-cell table:style-name="ce25" office:value-type="string">
            <text:p>REG_PLF3010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10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10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10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10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10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10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10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10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10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10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10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10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10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10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10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10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10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10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10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10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10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10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10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6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6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6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6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6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6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6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6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6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6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6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6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6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6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PLF_001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PLF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PLF_001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PLF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PLF_001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PLF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PLF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PLF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PLF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PLF_003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PLF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PLF_003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PLF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PLF_003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PLF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8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8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8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8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8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8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table:style-name="ce25" office:value-type="string">
            <text:p>REG_PLF309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REG_PLF309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Default"/>
          <table:table-cell table:style-name="ce25" office:value-type="string">
            <text:p>REG_PLF309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Default"/>
          <table:table-cell table:style-name="ce25" office:value-type="string">
            <text:p>REG_PLF309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Default"/>
          <table:table-cell table:style-name="ce25" office:value-type="string">
            <text:p>REG_PLF309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Default"/>
          <table:table-cell table:style-name="ce25" office:value-type="string">
            <text:p>REG_PLF309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Default"/>
          <table:table-cell table:style-name="ce25" office:value-type="string">
            <text:p>REG_PLF309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Default"/>
          <table:table-cell table:style-name="ce25" office:value-type="string">
            <text:p>REG_PLF309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9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9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PLF309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PLF309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9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9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09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10_SOC_0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10_SOC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10_SOC_0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10_SOC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10_SOC_0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style-name="Default" table:number-columns-repeated="3"/>
          <table:table-cell office:value-type="string">
            <text:p>REG_PLF310_SOC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10_SOC_0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10_SOC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10_SOC_0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10_SOC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10_SOC_0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REG_PLF310_SOC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XSS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XSS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XSS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XSS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XSS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XSS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XSS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XSS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XSS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XSS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XSS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REG_XSS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XSS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XSS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XSS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XSS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XSS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REG_XSS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Tech_PRL_01</text:p>
          </table:table-cell>
          <table:table-cell table:style-name="ce25" office:value-type="string">
            <text:p>TechTests - Crash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JCR / Crash / GroupData / Delete &amp; U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1</text:p>
          </table:table-cell>
          <table:table-cell table:style-name="ce25" office:value-type="string">
            <text:p>TechTests - Cras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JCR / Crash / GroupData / Delete &amp; U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1</text:p>
          </table:table-cell>
          <table:table-cell table:style-name="ce25" office:value-type="string">
            <text:p>TechTests - Cras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/>
          <table:table-cell table:number-columns-repeated="3"/>
          <table:table-cell table:style-name="ce25" office:value-type="string">
            <text:p>JCR / Crash / GroupData / Delete &amp; U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Tech_PRL_02</text:p>
          </table:table-cell>
          <table:table-cell office:value-type="string">
            <text:p>TechTests - Keep data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Upgrade / next version / keep 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Tech_PRL_02</text:p>
          </table:table-cell>
          <table:table-cell office:value-type="string">
            <text:p>TechTests - Keep dat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Upgrade / next version / keep 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Tech_PRL_02</text:p>
          </table:table-cell>
          <table:table-cell office:value-type="string">
            <text:p>TechTests - Keep 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Upgrade / next version / keep 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Tech_PRL_03</text:p>
          </table:table-cell>
          <table:table-cell table:style-name="ce25" office:value-type="string">
            <text:p>TechTests - DirectURL inpu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Tech_PRL_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3</text:p>
          </table:table-cell>
          <table:table-cell table:style-name="ce25" office:value-type="string">
            <text:p>TechTests - DirectURL input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Tech_PRL_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3</text:p>
          </table:table-cell>
          <table:table-cell table:style-name="ce25" office:value-type="string">
            <text:p>TechTests - DirectURL inp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Tech_PRL_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Tech_PRL_04</text:p>
          </table:table-cell>
          <table:table-cell office:value-type="string">
            <text:p>TechTests - X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Tech_PRL_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Tech_PRL_04</text:p>
          </table:table-cell>
          <table:table-cell office:value-type="string">
            <text:p>TechTests - X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Tech_PRL_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Tech_PRL_04</text:p>
          </table:table-cell>
          <table:table-cell office:value-type="string">
            <text:p>TechTests - XSS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Tech_PRL_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Tech_PRL_05</text:p>
          </table:table-cell>
          <table:table-cell table:style-name="ce25" office:value-type="string">
            <text:p>TechTests - X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Tech_PRL_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5</text:p>
          </table:table-cell>
          <table:table-cell table:style-name="ce25" office:value-type="string">
            <text:p>TechTests - XS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Tech_PRL_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5</text:p>
          </table:table-cell>
          <table:table-cell table:style-name="ce25" office:value-type="string">
            <text:p>TechTests - XSS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Tech_PRL_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Tech_PRL_06</text:p>
          </table:table-cell>
          <table:table-cell office:value-type="string">
            <text:p>TechTests - X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Tech_PRL_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Tech_PRL_06</text:p>
          </table:table-cell>
          <table:table-cell office:value-type="string">
            <text:p>TechTests - X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Tech_PRL_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Tech_PRL_06</text:p>
          </table:table-cell>
          <table:table-cell office:value-type="string">
            <text:p>TechTests - XSS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Tech_PRL_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Tech_PRL_07</text:p>
          </table:table-cell>
          <table:table-cell table:style-name="ce25" office:value-type="string">
            <text:p>TechTests - X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Tech_PRL_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7</text:p>
          </table:table-cell>
          <table:table-cell table:style-name="ce25" office:value-type="string">
            <text:p>TechTests - XS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Tech_PRL_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Tech_PRL_07</text:p>
          </table:table-cell>
          <table:table-cell table:style-name="ce25" office:value-type="string">
            <text:p>TechTests - XSS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 office:value-type="string">
            <text:p>Tech_PRL_07</text:p>
          </table:table-cell>
          <table:table-cell table:style-name="ce25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4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4T14:13:39</dc:date>
    <dc:creator>exoplatform </dc:creator>
    <meta:editing-duration>PT2H27M33S</meta:editing-duration>
    <meta:editing-cycles>19</meta:editing-cycles>
    <meta:generator>LibreOffice/3.4$Unix LibreOffice_project/340m1$Build-402</meta:generator>
    <meta:document-statistic meta:table-count="2" meta:cell-count="2491" meta:object-count="0"/>
    <meta:user-defined meta:name="Info 1"/>
    <meta:user-defined meta:name="Info 2"/>
    <meta:user-defined meta:name="Info 3"/>
    <meta:user-defined meta:name="Info 4"/>
  </office:meta>
</office:document-meta>
</file>